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.323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 style:text-autospace="none"/>
      <style:text-properties fo:color="#ffffff" fo:font-family="Calibri" style:font-family-generic="swiss" fo:font-size="32pt" fo:font-weight="bold" style:letter-kerning="true" style:font-size-asian="32pt" style:font-weight-asian="bold" style:font-family-complex="Calibri" style:font-family-generic-complex="swiss" style:font-size-complex="48pt" style:font-weight-complex="bold"/>
    </style:style>
    <style:style style:name="P3" style:family="paragraph"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58pt" fo:font-weight="bold" style:letter-kerning="true" style:font-size-asian="58pt" style:font-weight-asian="bold" style:font-family-complex="Calibri" style:font-family-generic-complex="swiss" style:font-size-complex="5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1. Kiedy przede mną straszna głębina,</text:span><text:span text:style-name="T1"><text:line-break/></text:span><text:span text:style-name="T1">Boże Ty o mnie nie zapominasz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Kto Tobie patrzy prosto w oczy,</text:span><text:span text:style-name="T1"><text:line-break/></text:span><text:span text:style-name="T1">Ten się nie boi do wody skoczyć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Allelu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2. I mogą starsi i mogą młodsi,</text:span><text:span text:style-name="T1"><text:line-break/></text:span><text:span text:style-name="T1">Razem z Tobą po wodzie chodzić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Nic nam nie zrobi woda głęboka,</text:span><text:span text:style-name="T1"><text:line-break/></text:span><text:span text:style-name="T1">Jezus – Ratownik !!! nas koch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Allelu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3. Kto Tobie patrzy prosto w oczy,</text:span><text:span text:style-name="T1"><text:line-break/></text:span><text:span text:style-name="T1">Ten się nie boi do wody skoczyć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Nic nam nie zrobi woda głęboka,</text:span><text:span text:style-name="T1"><text:line-break/></text:span><text:span text:style-name="T1">Jezus – Ratownik !!! nas koch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Alleluj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language="zxx" fo:country="none" fo:font-style="normal" fo:text-shadow="none" style:text-underline-style="none" fo:font-weight="normal" style:letter-kerning="true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language="zxx" fo:country="none" fo:font-style="normal" fo:text-shadow="none" style:text-underline-style="none" fo:font-weight="normal" style:letter-kerning="true" style:font-size-asian="44pt" style:language-asian="zxx" style:country-asian="none" style:font-style-asian="normal" style:font-weight-asian="normal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4M56S</meta:editing-duration>
    <meta:editing-cycles>36</meta:editing-cycles>
    <meta:generator>OpenOffice/4.1.1$Win32 OpenOffice.org_project/411m6$Build-9775</meta:generator>
    <dc:date>2016-06-13T19:05:03.61</dc:date>
    <dc:creator>Woda Życia</dc:creator>
    <meta:document-statistic meta:object-count="48"/>
  </office:meta>
</office:document-meta>
</file>